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font-weight="bold" style:font-size-asian="12pt" style:font-weight-asian="bold" style:font-name-complex="Times New Roman" style:font-size-complex="12pt"/>
    </style:style>
    <style:style style:name="P2" style:family="paragraph" style:parent-style-name="Standard">
      <style:text-properties style:font-name="Times New Roman" fo:font-size="12pt" style:font-size-asian="12pt" style:font-name-complex="Times New Roman" style:font-size-complex="12pt"/>
    </style:style>
    <style:style style:name="P3" style:family="paragraph" style:parent-style-name="Standard">
      <style:text-properties style:font-name="Times New Roman" fo:font-size="12pt" style:font-name-asian="Times New Roman" style:font-size-asian="12pt" style:font-name-complex="Times New Roman" style:font-size-complex="12pt"/>
    </style:style>
    <style:style style:name="P4" style:family="paragraph" style:parent-style-name="Standard" style:master-page-name="Standard">
      <style:paragraph-properties style:page-number="auto"/>
      <style:text-properties style:font-name="Times New Roman" fo:font-size="12pt" style:font-size-asian="12pt" style:font-name-complex="Times New Roman" style:font-size-complex="12pt"/>
    </style:style>
    <style:style style:name="P5" style:family="paragraph" style:parent-style-name="Standard">
      <style:text-properties style:font-name="Times New Roman" fo:font-size="12pt" style:font-size-asian="12pt" style:font-name-complex="Times New Roman" style:font-size-complex="12pt"/>
    </style:style>
    <style:style style:name="P6" style:family="paragraph" style:parent-style-name="Standard">
      <style:text-properties style:font-name="Times New Roman" fo:font-size="12pt" fo:font-weight="bold" style:font-size-asian="12pt" style:font-weight-asian="bold" style:font-name-complex="Times New Roman" style:font-size-complex="12pt"/>
    </style:style>
    <style:style style:name="P7" style:family="paragraph" style:parent-style-name="List_20_Paragraph" style:list-style-name="WW8Num2">
      <style:text-properties style:font-name="Times New Roman" fo:font-size="12pt" style:font-size-asian="12pt" style:font-name-complex="Times New Roman" style:font-size-complex="12pt"/>
    </style:style>
    <style:style style:name="T1" style:family="text">
      <style:text-properties officeooo:rsid="001f85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re is how I divided areas of application: I numbered them 1-7 regardless the areas, also included some descriptions. <text:s/>My English is not that good, so sorry in advance.</text:p>
      <text:p text:style-name="P1">The creative process </text:p>
      <text:p text:style-name="P1">1. Research:</text:p>
      <text:p text:style-name="P2">Every development need a research to develop a desired object. Development of “The Fantasy World Manger” needed same thing. Role playing game, such as Dungeons and Dragons is been played since ages. Keeping record of events and the characters on game is the most important things in the game like Dungeons and Dragon. Usually, while playing Dungeon and Dragon, Dungeon Master keeps record of characters and events that occurs <text:span text:style-name="T1">in </text:span>game on paper. If we need to recall that events/character usually Dungeon Master need to go and look back at the records which will be time consuming and inefficient. <text:s/>Our product owner Jay Ehlmann feel necessity of tools that help the Dungeon Master to create and manage the world with minimal preparation, adding consistency and efficiency to recording, retaining, and retrieving information. <text:s/>(And more)</text:p>
      <text:p text:style-name="P1">2. Plan: <text:s/></text:p>
      <text:p text:style-name="P2">What kind of User interface we are going to give to software so that user feel more comfortable while using it was one of the question while planning the development. On the top of it, what kind of application are we building was main question.</text:p>
      <text:list xml:id="list3328980981384829299" text:style-name="WW8Num2">
        <text:list-item>
          <text:p text:style-name="P7">Initially what Objects will be in the Software (NPCs, Gods, Events, Interaction, and others) was decided.</text:p>
        </text:list-item>
        <text:list-item>
          <text:p text:style-name="P7">Who are the users of this software? How to make user comfortable while using this software.</text:p>
        </text:list-item>
        <text:list-item>
          <text:p text:style-name="P7">System requirements for the software.</text:p>
        </text:list-item>
        <text:list-item>
          <text:p text:style-name="P7">Developing environment for the software; and others.</text:p>
        </text:list-item>
        <text:list-item>
          <text:p text:style-name="P7">(And More)</text:p>
        </text:list-item>
      </text:list>
      <text:p text:style-name="P1">3. Development:</text:p>
      <text:p text:style-name="P2">Plan was put in work. Our team Used Eclipse as a platform to develop code. Different people were assigned for different parts development. Initially,</text:p>
      <text:p text:style-name="P3">Jay - PROPERTIES/STARTUP/INTEGRATION</text:p>
      <text:p text:style-name="P3">Jack – HTML</text:p>
      <text:p text:style-name="P3">James – BACKEND</text:p>
      <text:p text:style-name="P3">Joey – GUI</text:p>
      <text:p text:style-name="P3">Matt – BACKEND</text:p>
      <text:p text:style-name="P3">Ryan - GUI / Jetty Controller</text:p>
      <text:p text:style-name="P3">Diwakar – HTML</text:p>
      <text:p text:style-name="P3"><text:soft-page-break/>Stephan – GUI</text:p>
      <text:p text:style-name="P2">Developers were helping each other’s as needed. Criteria of developing code was also changed as needed. <text:s text:c="2"/>(And More)</text:p>
      <text:p text:style-name="P1">4. <text:s/>The technologies that we used to build software. </text:p>
      <text:p text:style-name="P2">Platform – Eclipse JAVA IDE</text:p>
      <text:p text:style-name="P2">Javafx, Scene Builder, HR database, Ajax/Jason on web, and others -for development.</text:p>
      <text:p text:style-name="P2">Jira- to plan/demo Sprint, project management. </text:p>
      <text:p text:style-name="P2">Git- managing repository</text:p>
      <text:p text:style-name="P2"/>
      <text:p text:style-name="P1">The Fantasy World Manager</text:p>
      <text:p text:style-name="P1">5. Main GUI</text:p>
      <text:p text:style-name="P2">- Explain the purpose of GUI</text:p>
      <text:p text:style-name="P2">- Create NPCs, Gods, Events, and NPC’s relations and others. </text:p>
      <text:p text:style-name="P2">- Explain Purpose of creating all of above.</text:p>
      <text:p text:style-name="P2">- Describe functionality and relations. </text:p>
      <text:p text:style-name="P2">- Demo of Application/ explain why it is needed.</text:p>
      <text:p text:style-name="P2"/>
      <text:p text:style-name="P1">6. Start Web service</text:p>
      <text:p text:style-name="P2">- Explain the purpose of Web service</text:p>
      <text:p text:style-name="P2">- Explain functionality in Web service</text:p>
      <text:p text:style-name="P2">- How it helps players and Dungeon Master</text:p>
      <text:p text:style-name="P2">- Demo of web service/ explain why it is needed. </text:p>
      <text:p text:style-name="P2"/>
      <text:p text:style-name="P1">7. Explore</text:p>
      <text:p text:style-name="P2">-Explain the purpose of Explore</text:p>
      <text:p text:style-name="P2">-Functionality in Explore</text:p>
      <text:p text:style-name="P2">- How it helps Dungeon Master </text:p>
      <text:p text:style-name="P2">- Demo of Explo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HTML_20_Preformatted_20_Char" style:display-name="HTML Preformatted Char"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lin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7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wakar simkhada</meta:initial-creator>
    <meta:creation-date>2017-04-30T16:46:00</meta:creation-date>
    <dc:date>2017-04-30T20:03:35.918236718</dc:date>
    <meta:editing-cycles>2</meta:editing-cycles>
    <meta:editing-duration>PT3H11M58S</meta:editing-duration>
    <meta:generator>LibreOffice/5.1.6.2$Linux_X86_64 LibreOffice_project/10m0$Build-2</meta:generator>
    <meta:document-statistic meta:table-count="0" meta:image-count="0" meta:object-count="0" meta:page-count="2" meta:paragraph-count="44" meta:word-count="465" meta:character-count="2800" meta:non-whitespace-character-count="2362"/>
  </office:meta>
</office:document-meta>
</file>